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2.1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1.737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 style:list-style-name="L2">
      <style:graphic-properties fo:min-height="1.737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top="0.5cm" fo:margin-bottom="0cm" fo:text-align="center"/>
    </style:style>
    <style:style style:name="P4" style:family="paragraph">
      <style:paragraph-properties style:writing-mode="lr-tb"/>
      <style:text-properties fo:color="#ff0000" loext:opacity="100%" loext:color-lum-mod="100%" loext:color-lum-off="0%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.5cm" fo:margin-bottom="0cm" fo:text-align="center" style:writing-mode="lr-tb"/>
      <style:text-properties fo:color="#ff0000" loext:opacity="100%" loext:color-lum-mod="100%" loext:color-lum-off="0%"/>
    </style:style>
    <style:style style:name="P7" style:family="paragraph">
      <style:paragraph-properties style:writing-mode="lr-tb"/>
    </style:style>
    <style:style style:name="T1" style:family="text">
      <style:text-properties fo:color="#ff0000" loext:opacity="100%" fo:font-size="32pt"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Réseau de neurones (RNN)</text:span></text:p>
            <text:p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4" draw:layer="layout" svg:width="25.199cm" svg:height="1.737cm" svg:x="1.301cm" svg:y="0cm" presentation:class="title" presentation:user-transformed="true">
          <draw:text-box>
            <text:list text:style-name="L2">
              <text:list-header>
                <text:p text:style-name="P3"><text:span text:style-name="T3">Préprocessing</text:span></text:p>
              </text:list-header>
            </text:list>
          </draw:text-box>
        </draw:frame>
        <draw:frame presentation:style-name="pr4" draw:text-style-name="P4" draw:layer="layout" svg:width="27cm" svg:height="13.5cm" svg:x="0.5cm" svg:y="2cm" presentation:class="outline" presentation:user-transformed="true">
          <draw:text-box>
            <text:list text:style-name="L2">
              <text:list-item>
                <text:p>Suppression des stopwords (mots de nature purement grammaticale)</text:p>
              </text:list-item>
              <text:list-item>
                <text:p>Stemming (Ne garder que la racine du mot)</text:p>
              </text:list-item>
              <text:list-item>
                <text:p>Tokenisation (séparation des mots dans une même phrase)</text:p>
              </text:list-item>
              <text:list-item>
                <text:p>Séquençage (transformation des mots en nombre)</text:p>
              </text:list-item>
              <text:list-item>
                <text:p>Padding (tous les mots doivent avoir la même longueur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text-style-name="P6" draw:layer="layout" svg:width="25.199cm" svg:height="1.737cm" svg:x="0.801cm" svg:y="-0.183cm" presentation:class="title" presentation:user-transformed="true">
          <draw:text-box>
            <text:list text:style-name="L2">
              <text:list-header>
                <text:p text:style-name="P3"><text:span text:style-name="T3">Modèle</text:span></text:p>
              </text:list-header>
            </text:list>
          </draw:text-box>
        </draw:frame>
        <draw:frame presentation:style-name="pr4" draw:text-style-name="P7" draw:layer="layout" svg:width="26.699cm" svg:height="13.946cm" svg:x="0.801cm" svg:y="1.554cm" presentation:class="outline" presentation:user-transformed="true">
          <draw:text-box>
            <text:list text:style-name="L2">
              <text:list-item>
                <text:p>Réseau de neurones LSTM :</text:p>
                <text:list>
                  <text:list-item>
                    <text:p>Modèle entraîné sur 1 % des données</text:p>
                  </text:list-item>
                  <text:list-item>
                    <text:p>Permet de rajouter du contexte aux mots. (les mots avant sont comptés)</text:p>
                  </text:list-item>
                  <text:list-item>
                    <text:p>Performance affichée de 97,5 % sur le jeu de t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4" draw:layer="layout" svg:width="25.199cm" svg:height="1.737cm" svg:x="1.301cm" svg:y="0cm" presentation:class="title" presentation:user-transformed="true">
          <draw:text-box>
            <text:list text:style-name="L2">
              <text:list-header>
                <text:p text:style-name="P3"><text:span text:style-name="T3">Améliorations possibles</text:span></text:p>
              </text:list-header>
            </text:list>
          </draw:text-box>
        </draw:frame>
        <draw:frame presentation:style-name="pr4" draw:text-style-name="P4" draw:layer="layout" svg:width="25.199cm" svg:height="12.819cm" svg:x="1.801cm" svg:y="2cm" presentation:class="outline" presentation:user-transformed="true">
          <draw:text-box>
            <text:list text:style-name="L2">
              <text:list-item>
                <text:p>Utilisation de plus de données (nécessite plus de RAM et de ressources processeurs car pas de surapprentissage)</text:p>
              </text:list-item>
              <text:list-item>
                <text:p>Rajout de l’interface utilisateur avec le modèl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1-28T15:24:52.816000000</dc:date>
    <meta:editing-duration>PT2H26M30S</meta:editing-duration>
    <meta:editing-cycles>3</meta:editing-cycles>
    <meta:generator>LibreOffice/7.4.3.2$Windows_X86_64 LibreOffice_project/1048a8393ae2eeec98dff31b5c133c5f1d08b890</meta:generator>
    <meta:document-statistic meta:object-count="36"/>
  </office:meta>
</office:document-meta>
</file>